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marker-end="Small_20_Arrow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3" style:family="paragraph">
      <style:text-properties fo:font-family="'DejaVu Sans'" style:font-family-generic="swiss" style:font-pitch="variable"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family="'DejaVu Sans'" style:font-family-generic="swiss" style:font-pitch="variable" fo:font-size="9pt" style:font-size-asian="9pt" style:font-size-complex="9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family="'DejaVu Sans'" style:font-family-generic="swiss" style:font-pitch="variable" fo:font-size="13pt" style:font-size-asian="13pt" style:font-size-complex="13pt"/>
    </style:style>
    <style:style style:name="T2" style:family="text">
      <style:text-properties fo:font-family="'DejaVu Sans'" style:font-family-generic="swiss" style:font-pitch="variable" fo:font-size="10pt" style:font-size-asian="10pt" style:font-size-complex="10pt"/>
    </style:style>
    <style:style style:name="T3" style:family="text">
      <style:text-properties fo:font-family="'DejaVu Sans'" style:font-family-generic="swiss" style:font-pitch="variable" fo:font-size="9pt" style:font-size-asian="9pt" style:font-size-complex="9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2.9cm" svg:x="2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2.8cm" svg:x="10.08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67cm" svg:height="1.838cm" svg:x="2.9cm" svg:y="1.662cm">
          <draw:text-box>
            <text:p><text:span text:style-name="T1">Распределение </text:span></text:p>
            <text:p><text:span text:style-name="T1">параметров</text:span></text:p>
            <text:p><text:span text:style-name="T1">заданий</text:span></text:p>
          </draw:text-box>
        </draw:frame>
        <draw:frame draw:style-name="gr2" draw:text-style-name="P2" draw:layer="layout" svg:width="4.367cm" svg:height="1.838cm" svg:x="10.333cm" svg:y="1.662cm">
          <draw:text-box>
            <text:p><text:span text:style-name="T1">Распределение </text:span></text:p>
            <text:p><text:span text:style-name="T1">параметров</text:span></text:p>
            <text:p><text:span text:style-name="T1">студентов</text:span></text:p>
          </draw:text-box>
        </draw:frame>
        <draw:frame draw:style-name="gr2" draw:text-style-name="P3" draw:layer="layout" svg:width="3.089cm" svg:height="1.073cm" svg:x="1.8cm" svg:y="5.327cm">
          <draw:text-box>
            <text:p><text:span text:style-name="T2">Студент</text:span></text:p>
            <text:p><text:span text:style-name="T2">(способность)</text:span></text:p>
          </draw:text-box>
        </draw:frame>
        <draw:frame draw:style-name="gr3" draw:text-style-name="P3" draw:layer="layout" svg:width="3.144cm" svg:height="1.073cm" svg:x="5.9cm" svg:y="5.4cm">
          <draw:text-box>
            <text:p><text:span text:style-name="T2">Задание (сложность)</text:span></text:p>
          </draw:text-box>
        </draw:frame>
        <draw:frame draw:style-name="gr3" draw:text-style-name="P3" draw:layer="layout" svg:width="3.144cm" svg:height="1.073cm" svg:x="9.756cm" svg:y="5.4cm">
          <draw:text-box>
            <text:p><text:span text:style-name="T2">Студент </text:span></text:p>
            <text:p><text:span text:style-name="T2">(скорость)</text:span></text:p>
          </draw:text-box>
        </draw:frame>
        <draw:custom-shape draw:style-name="gr1" draw:text-style-name="P1" draw:layer="layout" svg:width="3.7cm" svg:height="1.2cm" svg:x="13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cm" svg:height="0.997cm" svg:x="13cm" svg:y="5.4cm">
          <draw:text-box>
            <text:p text:style-name="P4"><text:span text:style-name="T3">Задача</text:span></text:p>
            <text:p text:style-name="P4"><text:span text:style-name="T3">(трудозатратность)</text:span></text:p>
          </draw:text-box>
        </draw:frame>
        <draw:custom-shape draw:style-name="gr1" draw:text-style-name="P1" draw:layer="layout" svg:width="3.7cm" svg:height="1.2cm" svg:x="9.056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7cm" svg:height="1.2cm" svg:x="5.1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1.2cm" svg:x="1.2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cm" svg:height="2.1cm" svg:x="3.802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898cm" svg:height="0.839cm" svg:x="3.802cm" svg:y="8.4cm">
          <draw:text-box>
            <text:p><text:span text:style-name="T4">Response</text:span></text:p>
          </draw:text-box>
        </draw:frame>
        <draw:custom-shape draw:style-name="gr1" draw:text-style-name="P1" draw:layer="layout" svg:width="2.8cm" svg:height="2.1cm" svg:x="11.6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196cm" svg:height="0.839cm" svg:x="12.404cm" svg:y="8.4cm">
          <draw:text-box>
            <text:p><text:span text:style-name="T4">RT</text:span></text:p>
          </draw:text-box>
        </draw:frame>
        <draw:line draw:style-name="gr5" draw:text-style-name="P1" draw:layer="layout" svg:x1="6.9cm" svg:y1="3.7cm" svg:x2="7cm" svg:y2="5.3cm">
          <text:p/>
        </draw:line>
        <draw:line draw:style-name="gr5" draw:text-style-name="P1" draw:layer="layout" svg:x1="6.9cm" svg:y1="3.7cm" svg:x2="14.8cm" svg:y2="5.3cm">
          <text:p/>
        </draw:line>
        <draw:line draw:style-name="gr5" draw:text-style-name="P1" draw:layer="layout" svg:x1="10.9cm" svg:y1="3.6cm" svg:x2="3.2cm" svg:y2="5.3cm">
          <text:p/>
        </draw:line>
        <draw:line draw:style-name="gr5" draw:text-style-name="P1" draw:layer="layout" svg:x1="10.8cm" svg:y1="3.6cm" svg:x2="10.9cm" svg:y2="5.3cm">
          <text:p/>
        </draw:line>
        <draw:line draw:style-name="gr5" draw:text-style-name="P1" draw:layer="layout" svg:x1="3cm" svg:y1="6.5cm" svg:x2="5.1cm" svg:y2="7.8cm">
          <text:p/>
        </draw:line>
        <draw:line draw:style-name="gr5" draw:text-style-name="P1" draw:layer="layout" svg:x1="7cm" svg:y1="6.5cm" svg:x2="5.1cm" svg:y2="7.8cm">
          <text:p/>
        </draw:line>
        <draw:line draw:style-name="gr5" draw:text-style-name="P1" draw:layer="layout" svg:x1="10.9cm" svg:y1="6.5cm" svg:x2="12.9cm" svg:y2="7.8cm">
          <text:p/>
        </draw:line>
        <draw:line draw:style-name="gr5" draw:text-style-name="P1" draw:layer="layout" svg:x1="14.8cm" svg:y1="6.5cm" svg:x2="12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3000 3000" svg:d="m1500 0 1500 2789v211h-114l-1286-2392v2392h-200v-2392l-1286 2392h-114v-21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end="Small_20_Arrow" draw:fill="none" draw:fill-gradient-name="Gradient_20_7" draw:fill-hatch-name="Hatching_20_1" draw:fill-image-name="Bitmape_20_1" draw:fill-image-width="0cm" draw:fill-image-height="0cm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9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5:04:23</meta:creation-date>
    <dc:date>2014-01-13T00:03:43</dc:date>
    <meta:editing-duration>PT21M2S</meta:editing-duration>
    <meta:editing-cycles>5</meta:editing-cycles>
    <meta:generator>LibreOffice/3.6$Linux_X86_64 LibreOffice_project/360m1$Build-2</meta:generator>
    <meta:document-statistic meta:object-count="24"/>
  </office:meta>
</office:document-meta>
</file>